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tam wszystkich Czytelników!</text:p>
      <text:p text:style-name="P1">Jak widać, nasze pismo żyje, ma się dobrze i nie zwalnia tempa, a wręcz przeciwnie, nabiera wiatru w żagle i przyspiesza! Tym razem przerwa między numerami była dużo mniejsza. Mimo odejścia części redaktorów (do tej pory tęsknię za Macterem, chlip, chlip…) postaraliśmy się dostarczyć Wam jak najwięcej materiału do przeczytania.</text:p>
      <text:p text:style-name="P1">Co mamy dla Was tym razem? Oprócz standardowych recenzji fanfików od Ghatorra i Falconka, Cahan wraz z Gray Picture oceniły trailer nowego filmu osadzonego w uniwersum My Little Pony. Ta pierwsza dokonała też analizy demografii Equestrii, a Gray Picture opowie Wam, co ją gryzie w serialu. A teraz oddaję głos Verlaxowi…</text:p>
      <text:p text:style-name="P1"/>
      <text:p text:style-name="P1">Gandzi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105" meta:character-count="685" meta:non-whitespace-character-count="584"/>
    <meta:generator>LibreOfficeDev/5.1.0.3$Linux_X86_64 LibreOffice_project/</meta:generator>
  </office:meta>
</office:document-meta>
</file>